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2022-11-21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2021-04-08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2020-08-26 0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2019-10-10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2018-04-18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2017-12-14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2017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2015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200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200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200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200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200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200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200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104" calcext:value-type="float">
            <text:p>34.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200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199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1999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1998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1998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199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199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199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1996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1995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199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199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1994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L0005</text:p>
          </table:table-cell>
          <table:table-cell office:value-type="string" calcext:value-type="string">
            <text:p>199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